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4F74E6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.40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Trebuchet MS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685cm" svg:height="2.615cm" svg:x="2.175cm" svg:y="5.35cm">
          <draw:text-box>
            <text:p text:style-name="P1"><text:span text:style-name="T1">Drag the OpenMS-1.4 folder </text:span></text:p>
            <text:p text:style-name="P1"><text:span text:style-name="T1">to your Applications folder</text:span></text:p>
          </draw:text-box>
        </draw:frame>
        <draw:custom-shape draw:style-name="gr2" draw:text-style-name="P3" draw:layer="layout" svg:width="1.905cm" svg:height="0.635cm" svg:x="5.215cm" svg:y="2.9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029cm" svg:height="2.337cm" svg:x="3.561cm" svg:y="7.455cm">
          <draw:image xlink:href="Pictures/10000201000000AA0000004F74E6DD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33cm" fo:page-height="11.7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7T10:03:09</meta:creation-date>
    <dc:date>2009-04-17T10:44:11</dc:date>
    <meta:editing-duration>PT00H14M37S</meta:editing-duration>
    <meta:editing-cycles>5</meta:editing-cycles>
    <meta:generator>OpenOffice.org/3.0$Unix OpenOffice.org_project/300m15$Build-937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